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  <text:p text:style-name="Text_20_body">Now testing after https://github.com/cpina/github-action-push-to-another-repository/pull/41</text:p>
      <text:p text:style-name="Text_20_body">Now testing after adding support for github hosts other than github.com (again, 2, 3)</text:p>
      <text:p text:style-name="Text_20_body">Testing that the check for a branch works… if it exi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Test with Pandoc using Github Actions</dc:title>
    <dc:description/>
    <dc:subject/>
    <meta:keyword/>
    <meta:initial-creator/>
    <dc:creator/>
    <meta:creation-date>2022-02-27T15:48:11Z</meta:creation-date>
    <dc:date>2022-02-27T15:48:11Z</dc:date>
  </office:meta>
</office:document-meta>
</file>